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1B200009698000054AB05C55AC6.svg" manifest:media-type=""/>
  <manifest:file-entry manifest:full-path="Pictures/10000201000003AF0000021262691F8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size="54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31cm" svg:x="6.6cm" svg:y="0.836cm" presentation:class="title" presentation:user-transformed="true">
          <draw:text-box>
            <text:p>Log4j Converter</text:p>
          </draw:text-box>
        </draw:frame>
        <draw:frame presentation:style-name="pr2" draw:layer="layout" svg:width="24.639cm" svg:height="16.24cm" svg:x="1.4cm" svg:y="4.913cm" presentation:class="subtitle" presentation:user-transformed="true">
          <draw:text-box>
            <text:p>Prezentácia riešenia konvertor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Ciele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Vytvoriť obojsmerný konvertor</text:p>
              </text:list-item>
              <text:list-item>
                <text:p>Musí sa dať používať ako knižnica</text:p>
              </text:list-item>
              <text:list-item>
                <text:p>Spustiteľný z konz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Analýza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Rozvrhnutie do modelov</text:p>
              </text:list-item>
              <text:list-item>
                <text:p>Kontrolovanie vstupných parametrov</text:p>
              </text:list-item>
              <text:list-item>
                <text:p>Metódy na čítanie z modelov a zapisovanie do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Postup práce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Vytvorenie modelov</text:p>
              </text:list-item>
              <text:list-item>
                <text:p>Jednotkové testy k modelom</text:p>
              </text:list-item>
              <text:list-item>
                <text:p>Kontrola správneho načítania </text:p>
              </text:list-item>
              <text:list-item>
                <text:p>Konverzia a ukladanie do cieľových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<text:span text:style-name="T1">Rozdelenie prác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Projekt sme rozdelili na dva dvojčlenné týmy</text:p>
              </text:list-item>
              <text:list-item>
                <text:p>Mgr. Martin Paško a Róbert Balent – z property súboru do XML</text:p>
              </text:list-item>
              <text:list-item>
                <text:p>Jozef Marko a Stanislav Komanec – z XML do tzv. property súbor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Poďakovanie</text:p>
          </draw:text-box>
        </draw:frame>
        <draw:frame presentation:style-name="pr5" draw:text-style-name="P1" draw:layer="layout" svg:width="24.639cm" svg:height="16.24cm" svg:x="1.4cm" svg:y="4.913cm" presentation:class="outline" presentation:user-transformed="true">
          <draw:text-box>
            <text:list text:style-name="L2">
              <text:list-header>
                <text:p text:style-name="P1">Ďakujeme nášmu vedúcemu Mgr. Filipovi Nguyenovi za cenné rady pri realizácií projekt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4" draw:layer="layout" svg:width="14.8cm" svg:height="6.883cm" svg:x="6.6cm" svg:y="-1.29cm" presentation:class="title" presentation:placeholder="true" presentation:user-transformed="true">
          <draw:text-box/>
        </draw:frame>
        <draw:frame presentation:style-name="pr5" draw:text-style-name="P1" draw:layer="layout" svg:width="18cm" svg:height="10.953cm" svg:x="5.6cm" svg:y="8.2cm" presentation:class="outline" presentation:user-transformed="true">
          <draw:text-box>
            <text:list text:style-name="L2">
              <text:list-header>
                <text:p>Ďakujeme za pozornosť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 draw:fit-to-size="shrink-to-fit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číslo&gt;</text:page-number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62691F83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6.24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nislav Komanec</meta:initial-creator>
    <meta:creation-date>2013-05-29T20:03:42</meta:creation-date>
    <dc:date>2013-05-29T20:19:22</dc:date>
    <dc:creator>Stanislav Komanec</dc:creator>
    <meta:editing-duration>PT14M44S</meta:editing-duration>
    <meta:editing-cycles>2</meta:editing-cycles>
    <meta:generator>LibreOffice/4.0.2.2$Linux_X86_64 LibreOffice_project/400m0$Build-2</meta:generator>
    <meta:document-statistic meta:object-count="61"/>
  </office:meta>
</office:document-meta>
</file>